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DA0000070E0000070EE87B6485E76BB600.svg" manifest:media-type="image/svg+xml"/>
  <manifest:file-entry manifest:full-path="Pictures/100002010000003400000034485E41577B8E8AF1.png" manifest:media-type="image/png"/>
  <manifest:file-entry manifest:full-path="Pictures/10009AEF00002AE100002B17859B1AF7B176080C.svg" manifest:media-type="image/svg+xml"/>
  <manifest:file-entry manifest:full-path="Pictures/100002010000003B000000957A6D5A1E583C4905.png" manifest:media-type="image/png"/>
  <manifest:file-entry manifest:full-path="Pictures/100002010000001B0000001BFA98E541DD37A9D8.png" manifest:media-type="image/png"/>
  <manifest:file-entry manifest:full-path="Pictures/10000B030000061400000F64BB2F36C2A57E82F2.svg" manifest:media-type="image/svg+xml"/>
  <manifest:file-entry manifest:full-path="Pictures/10000201000002160000021642460C53314D25BF.png" manifest:media-type="image/png"/>
  <manifest:file-entry manifest:full-path="Pictures/100002010000019F000001A1806411732BAFB2BB.png" manifest:media-type="image/png"/>
  <manifest:file-entry manifest:full-path="Pictures/10000201000000440000004478724E52C8178511.png" manifest:media-type="image/png"/>
  <manifest:file-entry manifest:full-path="Pictures/100002790000373B0000373B362D28659C2914F8.svg" manifest:media-type="image/svg+xml"/>
  <manifest:file-entry manifest:full-path="Pictures/100002010000023600000236F2136278388AB63D.png" manifest:media-type="image/png"/>
  <manifest:file-entry manifest:full-path="Pictures/10000284000002C2000002C20A53C433F6BE394D.svg" manifest:media-type="image/svg+xml"/>
  <manifest:file-entry manifest:full-path="Pictures/1000AE040000056700000567FCA004175C4430D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met_20_geen_20_vulling_20_en_20_geen_20_lijn">
      <style:graphic-properties svg:stroke-linecap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met_20_geen_20_vulling_20_en_20_geen_20_lijn">
      <style:graphic-properties draw:marker-start="Squar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ard">
        <draw:frame draw:style-name="gr1" draw:text-style-name="P1" draw:layer="layout" svg:width="4.1cm" svg:height="4.1cm" svg:x="0.9cm" svg:y="5.205cm">
          <draw:image xlink:href="Pictures/100002010000023600000236F2136278388AB63D.png" xlink:type="simple" xlink:show="embed" xlink:actuate="onLoad">
            <text:p/>
          </draw:image>
        </draw:frame>
        <draw:frame draw:style-name="gr2" draw:text-style-name="P1" draw:layer="layout" svg:width="1.73cm" svg:height="4.383cm" draw:transform="skewX (-0.00052359877559835) rotate (-0.447676953136545) translate (15.64cm 5.205cm)">
          <draw:image xlink:href="Pictures/10000B030000061400000F64BB2F36C2A57E82F2.svg" xlink:type="simple" xlink:show="embed" xlink:actuate="onLoad">
            <text:p/>
          </draw:image>
          <draw:image xlink:href="Pictures/100002010000003B000000957A6D5A1E583C4905.png" xlink:type="simple" xlink:show="embed" xlink:actuate="onLoad"/>
        </draw:frame>
        <draw:frame draw:name="BSicon_BICYCLE.svg" draw:style-name="gr3" draw:text-style-name="P1" draw:layer="layout" svg:width="3cm" svg:height="3cm" svg:x="12.6cm" svg:y="3.205cm">
          <draw:image xlink:href="Pictures/100002790000373B0000373B362D28659C2914F8.svg" xlink:type="simple" xlink:show="embed" xlink:actuate="onLoad">
            <text:p/>
          </draw:image>
          <draw:image xlink:href="Pictures/10000201000002160000021642460C53314D25BF.png" xlink:type="simple" xlink:show="embed" xlink:actuate="onLoad"/>
          <svg:title>BICYCLE</svg:title>
        </draw:frame>
        <draw:frame draw:style-name="gr3" draw:text-style-name="P1" draw:layer="layout" svg:width="2.495cm" svg:height="2.507cm" svg:x="3.1cm" svg:y="3.098cm">
          <draw:image xlink:href="Pictures/10009AEF00002AE100002B17859B1AF7B176080C.svg" xlink:type="simple" xlink:show="embed" xlink:actuate="onLoad">
            <text:p/>
          </draw:image>
          <draw:image xlink:href="Pictures/100002010000019F000001A1806411732BAFB2BB.png" xlink:type="simple" xlink:show="embed" xlink:actuate="onLoad"/>
        </draw:frame>
        <draw:frame draw:style-name="gr3" draw:text-style-name="P1" draw:layer="layout" svg:width="4.305cm" svg:height="4.305cm" svg:x="5.095cm" svg:y="0.5cm">
          <draw:image xlink:href="Pictures/10000284000002C2000002C20A53C433F6BE394D.svg" xlink:type="simple" xlink:show="embed" xlink:actuate="onLoad">
            <text:p/>
          </draw:image>
          <draw:image xlink:href="Pictures/100002010000001B0000001BFA98E541DD37A9D8.png" xlink:type="simple" xlink:show="embed" xlink:actuate="onLoad"/>
        </draw:frame>
        <draw:frame draw:style-name="gr3" draw:text-style-name="P1" draw:layer="layout" svg:width="3.4cm" svg:height="3.4cm" svg:x="9.7cm" svg:y="1.1cm">
          <draw:image xlink:href="Pictures/1000AE040000056700000567FCA004175C4430D4.svg" xlink:type="simple" xlink:show="embed" xlink:actuate="onLoad">
            <text:p/>
          </draw:image>
          <draw:image xlink:href="Pictures/100002010000003400000034485E41577B8E8AF1.png" xlink:type="simple" xlink:show="embed" xlink:actuate="onLoad"/>
        </draw:frame>
        <draw:frame draw:style-name="gr3" draw:text-style-name="P1" draw:layer="layout" svg:width="6.904cm" svg:height="6.904cm" svg:x="5.7cm" svg:y="4.896cm">
          <draw:image xlink:href="Pictures/100005DA0000070E0000070EE87B6485E76BB600.svg" xlink:type="simple" xlink:show="embed" xlink:actuate="onLoad">
            <text:p/>
          </draw:image>
          <draw:image xlink:href="Pictures/10000201000000440000004478724E52C817851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7T12:33:15.641104473</dc:date>
    <dc:creator>Gerbrand van Dieijen</dc:creator>
    <meta:editing-duration>PT51M15S</meta:editing-duration>
    <meta:editing-cycles>12</meta:editing-cycles>
    <meta:generator>LibreOffice/5.0.2.2$Linux_X86_64 LibreOffice_project/00m0$Build-2</meta:generator>
    <dc:description>Used originally for posting at http://www.gerbrand-ict.nl/2015/11/blockchain-based/

(c) Gerbrand van Dieijen Licenced under Creative Commons Attribution-Share Alike 3.0 Unported
Used icons from Wikimedia commons:
* https://commons.wikimedia.org/wiki/File:Locked_icon.svg MGalloway (WMF)
* https://commons.wikimedia.org/wiki/File:House.svg
* https://commons.wikimedia.org/wiki/File:BSicon_BICYCLE.svg
* https://commons.wikimedia.org/wiki/File:Renewable_energy_icon.svg 
* https://commons.wikimedia.org/wiki/File:Weather-clear.svg
* https://commons.wikimedia.org/wiki/File:Bitcoin.svg</dc:description>
    <meta:keyword>blockchain</meta:keyword>
    <meta:keyword>bitcoin</meta:keyword>
    <meta:keyword>commons</meta:keyword>
    <dc:title>Built on blockchain</dc:title>
    <meta:document-statistic meta:object-count="7"/>
  </office:meta>
</office:document-meta>
</file>